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COMMON A, B, H</text:p>
      <text:p text:style-name="Standard"><text:tab/>CHARACTER SIMP*6</text:p>
      <text:p text:style-name="Standard"><text:tab/>PRINT *</text:p>
      <text:p text:style-name="Standard"><text:tab/>PRINT *, “Regla del trapecio y de Simpson”</text:p>
      <text:p text:style-name="Standard"><text:tab/>PRINT *</text:p>
      <text:p text:style-name="Standard"><text:tab/>PRINT *, “La función a integrar se debe de codificar en el Subprograma Func”</text:p>
      <text:p text:style-name="Standard"><text:tab/>PRINT *</text:p>
      <text:p text:style-name="Standard">10<text:tab/>PRINT *, “Oprime 0 para la regla del trapecio, 1 para la regla de Simpson”</text:p>
      <text:p text:style-name="Standard"><text:tab/>READ *, ISIMP</text:p>
      <text:p text:style-name="Standard"><text:tab/>PRINT *, “¿Numero de intervalos?”</text:p>
      <text:p text:style-name="Standard"><text:tab/>READ *, N</text:p>
      <text:p text:style-name="Standard">135<text:tab/>IF (N .GT. 0 .AND. ISIMP .EQ. O) GOTO 140</text:p>
      <text:p text:style-name="Standard"><text:tab/>IF (ISIMP .EQ. 1 .AND. N .GT. 1) GOTO 140</text:p>
      <text:p text:style-name="Standard"><text:tab/><text:tab/>PRINT *, “El dato que tecleaste no es válido”</text:p>
      <text:p text:style-name="Standard"><text:tab/><text:tab/>GOTO 10</text:p>
      <text:p text:style-name="Standard">140<text:tab/>PRINT *, “Límite superior de integración?”</text:p>
      <text:p text:style-name="Standard"><text:tab/>READ *, A</text:p>
      <text:p text:style-name="Standard">150<text:tab/>PRINT *, “Limite inferior de integración?”</text:p>
      <text:p text:style-name="Standard"><text:tab/>READ *, B</text:p>
      <text:p text:style-name="Standard">160<text:tab/>H = (B-A)/N</text:p>
      <text:p text:style-name="Standard"><text:tab/>IF (ISIMP .EQ. 0) THEN</text:p>
      <text:p text:style-name="Standard"><text:tab/><text:tab/>CALL TRAPZ (S,N)</text:p>
      <text:p text:style-name="Standard"><text:tab/><text:tab/>GOTO 200</text:p>
      <text:p text:style-name="Standard"><text:tab/>ELSE</text:p>
      <text:p text:style-name="Standard"><text:tab/><text:tab/>CALL SIMPS(S,N)</text:p>
      <text:p text:style-name="Standard"><text:tab/>END IF</text:p>
      <text:p text:style-name="Standard">200<text:tab/>PRINT *, “------------------------------------------------------------------------------”</text:p>
      <text:p text:style-name="Standard">210<text:tab/>PRINT *, “Resultado final”</text:p>
      <text:p text:style-name="Standard">220<text:tab/>PRINT *, “------------------------------------------------------------------------------”</text:p>
      <text:p text:style-name="Standard"><text:tab/>PRINT *</text:p>
      <text:p text:style-name="Standard"><text:tab/>PRINT *, “Oprime 1 para continuar, 0 para terminar”</text:p>
      <text:p text:style-name="Standard"><text:tab/>READ *, K</text:p>
      <text:p text:style-name="Standard"><text:tab/>IF (K .EQ. 1) GOTO 10</text:p>
      <text:p text:style-name="Standard"><text:tab/>PRINT *</text:p>
      <text:p text:style-name="Standard"><text:tab/>END</text:p>
      <text:p text:style-name="Standard">!++++++++++++++++++++++++++++++++</text:p>
      <text:p text:style-name="Standard">SUBROUTINE TRAPZ(S,N)</text:p>
      <text:p text:style-name="Standard"><text:tab/>COMMON A,B,H</text:p>
      <text:p text:style-name="Standard"><text:tab/>S = 0</text:p>
      <text:p text:style-name="Standard"><text:tab/>DO 10 I = 0, N</text:p>
      <text:p text:style-name="Standard"><text:tab/><text:tab/>X = A+I*H</text:p>
      <text:p text:style-name="Standard"><text:tab/><text:tab/>W=2</text:p>
      <text:p text:style-name="Standard"><text:tab/><text:tab/>IF (I .EQ. 0 .OR. I .EQ. N) W= 1</text:p>
      <text:p text:style-name="Standard"><text:tab/><text:tab/>S = S+W*FUNC(X)</text:p>
      <text:p text:style-name="Standard"><text:tab/><text:tab/>PRINT *, I, X, H, FUNC(X), W</text:p>
      <text:p text:style-name="Standard">10<text:tab/>CONTINUE</text:p>
      <text:p text:style-name="Standard"><text:tab/>S = S*H/2</text:p>
      <text:p text:style-name="Standard"><text:tab/>RETURN</text:p>
      <text:p text:style-name="Standard"><text:tab/>END</text:p>
      <text:p text:style-name="Standard">!+++++++++++++++++++++++++++++++++</text:p>
      <text:p text:style-name="Standard">FUNCTION FUNC(X)</text:p>
      <text:p text:style-name="Standard"><text:tab/>FUNC = (1+(X/2)**2)**2*3.14159</text:p>
      <text:p text:style-name="Standard"><text:tab/>RETURN : END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M. en C. Gustavo Contreras Mayén</meta:initial-creator>
    <meta:creation-date>2008-09-23T17:58:33</meta:creation-date>
    <dc:creator>M. en C. Gustavo Contreras Mayén</dc:creator>
    <dc:date>2008-09-23T18:13:21</dc:date>
    <meta:editing-cycles>2</meta:editing-cycles>
    <meta:editing-duration>PT14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3" meta:word-count="213" meta:character-count="1293"/>
  </office:meta>
</office:document-meta>
</file>